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workSoEver43">
      <style:table-properties table:display="true" style:writing-mode="lr-tb"/>
    </style:style>
    <style:style style:name="ta2" style:family="table" style:master-page-name="PageStyle_5f_quickAndRough5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999999" fo:background-color="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" style:family="table-cell" style:parent-style-name="Default">
      <style:table-cell-properties fo:border-bottom="0.74pt solid #1155cc" fo:background-color="#4a86e8" style:diagonal-bl-tr="none" style:diagonal-tl-br="none" style:text-align-source="value-type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999999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6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oEver4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workSoEver43</text:p>
          </table:table-cell>
          <table:table-cell table:style-name="ce9" office:value-type="string" calcext:value-type="string">
            <text:p>:</text:p>
          </table:table-cell>
          <table:table-cell table:style-name="ce12"/>
          <table:table-cell table:style-name="ce15" office:value-type="string" calcext:value-type="string">
            <text:p>Gradual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#</text:p>
          </table:table-cell>
          <table:table-cell table:style-name="ce21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ccoun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Hybrid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sse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ourc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helper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as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turbo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Transform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group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omplex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ol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Gramma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ntai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tor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pa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Allocat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abl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ompil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mode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Entity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ata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orma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bracke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Heritag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vers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apital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imulat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Registe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4" calcext:value-type="float">
            <text:p>1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virtua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oreign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view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ompar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ntro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Assign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7" calcext:value-type="float">
            <text:p>1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xtend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Theory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8" calcext:value-type="float">
            <text:p>1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grid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avourit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9" calcext:value-type="float">
            <text:p>1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wif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Motion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0" calcext:value-type="float">
            <text:p>2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tol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Prio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1" calcext:value-type="float">
            <text:p>2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basic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Process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2" calcext:value-type="float">
            <text:p>2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aralle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Verb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nalysis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Terminal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ustom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Mor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5" calcext:value-type="float">
            <text:p>2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supply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ype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ickAndRough5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quickAndRough52</text:p>
          </table:table-cell>
          <table:table-cell table:style-name="ce9" office:value-type="string" calcext:value-type="string">
            <text:p>:</text:p>
          </table:table-cell>
          <table:table-cell table:style-name="ce12"/>
          <table:table-cell table:style-name="ce15" office:value-type="string" calcext:value-type="string">
            <text:p>Approximate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#</text:p>
          </table:table-cell>
          <table:table-cell table:style-name="ce21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ac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Ring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fragranc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rack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entimen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Res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philosoph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Accen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illustrat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Unity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grac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Rid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ecept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Invit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residenc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Por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melody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Vecto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habi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ill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talk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ta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r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orc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im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u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bid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Past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4" calcext:value-type="float">
            <text:p>1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ball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Bind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mee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Jug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tender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Beam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7" calcext:value-type="float">
            <text:p>1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gentl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Angl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8" calcext:value-type="float">
            <text:p>1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exercis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Way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9" calcext:value-type="float">
            <text:p>1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ncer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Letter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0" calcext:value-type="float">
            <text:p>2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ornamen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Hang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1" calcext:value-type="float">
            <text:p>2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elus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tatu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2" calcext:value-type="float">
            <text:p>2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ticker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ac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opin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My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arto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in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5" calcext:value-type="float">
            <text:p>2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now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age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oEver43" style:display-name="PageStyle_workSoEver4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ickAndRough52" style:display-name="PageStyle_quickAndRough5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78" meta:object-count="0"/>
    <meta:generator>LibreOfficeDev/6.0.5.2$Linux_X86_64 LibreOffice_project/</meta:generator>
  </office:meta>
</office:document-meta>
</file>